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6.735cm" fo:min-width="0.262cm"/>
    </style:style>
    <style:style style:name="gr2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621cm" fo:min-width="6.772cm"/>
    </style:style>
    <style:style style:name="gr3" style:family="graphic" style:parent-style-name="standard">
      <style:graphic-properties draw:stroke="none" svg:stroke-color="#3465a4" draw:fill="solid" draw:fill-color="#47b769" draw:textarea-horizontal-align="justify" draw:textarea-vertical-align="middle" draw:auto-grow-height="false" fo:min-height="1.436cm" fo:min-width="9.78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standard">
      <style:graphic-properties draw:stroke="none" svg:stroke-color="#000000" draw:fill="none" draw:fill-color="#ffffff" fo:min-height="0.552cm"/>
    </style:style>
    <style:style style:name="gr7" style:family="graphic" style:parent-style-name="objectwithoutfill">
      <style:graphic-properties svg:stroke-width="0.051cm" svg:stroke-color="#000000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3465a4" draw:fill="solid" draw:fill-color="#ccc095" draw:textarea-horizontal-align="justify" draw:textarea-vertical-align="middle" draw:auto-grow-height="false" fo:min-height="0.597cm" fo:min-width="3.721cm"/>
    </style:style>
    <style:style style:name="gr9" style:family="graphic" style:parent-style-name="objectwithoutfill">
      <style:graphic-properties svg:stroke-width="0.051cm" svg:stroke-color="#999999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a6dae4"/>
      <style:paragraph-properties fo:text-align="center"/>
      <style:text-properties fo:color="#ffffff"/>
    </style:style>
    <style:style style:name="P4" style:family="paragraph">
      <loext:graphic-properties draw:fill-color="#a6dae4"/>
      <style:paragraph-properties fo:text-align="center"/>
    </style:style>
    <style:style style:name="P5" style:family="paragraph">
      <loext:graphic-properties draw:fill="solid" draw:fill-color="#47b769"/>
      <style:paragraph-properties fo:text-align="center"/>
      <style:text-properties fo:color="#ffffff" fo:font-size="28pt" style:font-size-asian="28pt" style:font-size-complex="2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ccc095"/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style:font-name="OpenSymbol" style:font-name-asian="OpenSymbol" style:font-name-complex="OpenSymbol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6.985cm" svg:x="13.489cm" svg:y="5.3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6.985cm" svg:x="11.989cm" svg:y="5.3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6.985cm" svg:x="10.489cm" svg:y="5.3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7.366cm" svg:height="0.965cm" svg:x="1.367cm" svg:y="5.491cm">
          <text:p text:style-name="P2">WCS Inform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7.366cm" svg:height="0.965cm" svg:x="1.367cm" svg:y="8.266cm">
          <text:p text:style-name="P2">Flat Field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" draw:id="id4" draw:layer="layout" svg:width="7.366cm" svg:height="0.965cm" svg:x="1.367cm" svg:y="9.65cm">
          <text:p text:style-name="P2">Flux Calib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7.366cm" svg:height="0.965cm" svg:x="1.367cm" svg:y="6.882cm">
          <text:p text:style-name="P2">Background Sub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7.366cm" svg:height="0.965cm" svg:x="1.367cm" svg:y="11.051cm">
          <text:p text:style-name="P2">Rectified 2D Produ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0.287cm" svg:height="1.686cm" svg:x="3.022cm" svg:y="1.154cm">
          <text:p text:style-name="P2"><text:span text:style-name="T1">C</text:span><text:span text:style-name="T1">A</text:span><text:span text:style-name="T1">L</text:span><text:span text:style-name="T1">W</text:span><text:span text:style-name="T1">E</text:span><text:span text:style-name="T1">B</text:span><text:span text:style-name="T1">B</text:span><text:span text:style-name="T1">_</text:span><text:span text:style-name="T1">I</text:span><text:span text:style-name="T1">M</text:span><text:span text:style-name="T1">A</text:span><text:span text:style-name="T1">G</text:span><text:span text:style-name="T1">E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6.985cm" svg:x="8.967cm" svg:y="5.337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0.635cm" svg:height="0.827cm" svg:x="8.894cm" svg:y="5.56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9.677cm" svg:y="5.56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0.451cm" svg:y="5.56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1.177cm" svg:y="5.56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1.929cm" svg:y="5.56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2.695cm" svg:y="5.56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3.421cm" svg:y="5.56cm">
          <draw:text-box>
            <text:p><text:span text:style-name="T2">✔</text:span></text:p>
          </draw:text-box>
        </draw:frame>
        <draw:frame draw:style-name="gr5" draw:text-style-name="P7" draw:layer="layout" svg:width="2.286cm" svg:height="0.889cm" draw:transform="rotate (1.0471975511966) translate (9.015cm 5.195cm)">
          <draw:text-box>
            <text:p><text:span text:style-name="T3">N</text:span><text:span text:style-name="T3">I</text:span><text:span text:style-name="T3">R</text:span><text:span text:style-name="T3">C</text:span><text:span text:style-name="T3">a</text:span><text:span text:style-name="T3">m</text:span></text:p>
          </draw:text-box>
        </draw:frame>
        <draw:frame draw:style-name="gr6" draw:text-style-name="P7" draw:layer="layout" svg:width="2.491cm" svg:height="0.802cm" draw:transform="rotate (1.0471975511966) translate (9.752cm 5.193cm)">
          <draw:text-box>
            <text:p><text:span text:style-name="T3">N</text:span><text:span text:style-name="T3">I</text:span><text:span text:style-name="T3">R</text:span><text:span text:style-name="T3">S</text:span><text:span text:style-name="T3">p</text:span><text:span text:style-name="T3">e</text:span><text:span text:style-name="T3">c</text:span></text:p>
          </draw:text-box>
        </draw:frame>
        <draw:frame draw:style-name="gr5" draw:text-style-name="P7" draw:layer="layout" svg:width="2.286cm" svg:height="0.889cm" draw:transform="rotate (1.0471975511966) translate (10.501cm 5.195cm)">
          <draw:text-box>
            <text:p><text:span text:style-name="T3">N</text:span><text:span text:style-name="T3">I</text:span><text:span text:style-name="T3">R</text:span><text:span text:style-name="T3">I</text:span><text:span text:style-name="T3">S</text:span><text:span text:style-name="T3">S</text:span></text:p>
          </draw:text-box>
        </draw:frame>
        <draw:frame draw:style-name="gr5" draw:text-style-name="P7" draw:layer="layout" svg:width="2.286cm" svg:height="0.889cm" draw:transform="rotate (1.0471975511966) translate (11.25cm 5.195cm)">
          <draw:text-box>
            <text:p><text:span text:style-name="T3">M</text:span><text:span text:style-name="T3">I</text:span><text:span text:style-name="T3">R</text:span><text:span text:style-name="T3">I</text:span></text:p>
          </draw:text-box>
        </draw:frame>
        <draw:frame draw:style-name="gr5" draw:text-style-name="P7" draw:layer="layout" svg:width="2.286cm" svg:height="0.889cm" draw:transform="rotate (1.0471975511966) translate (11.995cm 5.195cm)">
          <draw:text-box>
            <text:p><text:span text:style-name="T3">F</text:span><text:span text:style-name="T3">G</text:span><text:span text:style-name="T3">S</text:span></text:p>
          </draw:text-box>
        </draw:frame>
        <draw:frame draw:style-name="gr5" draw:text-style-name="P7" draw:layer="layout" svg:width="2.286cm" svg:height="0.889cm" draw:transform="rotate (1.0471975511966) translate (12.72cm 5.195cm)">
          <draw:text-box>
            <text:p><text:span text:style-name="T3">T</text:span><text:span text:style-name="T3">S</text:span><text:span text:style-name="T3">O</text:span></text:p>
          </draw:text-box>
        </draw:frame>
        <draw:frame draw:style-name="gr5" draw:text-style-name="P7" draw:layer="layout" svg:width="2.286cm" svg:height="0.889cm" draw:transform="rotate (1.0471975511966) translate (13.521cm 5.195cm)">
          <draw:text-box>
            <text:p><text:span text:style-name="T3">T</text:span><text:span text:style-name="T3">A</text:span></text:p>
          </draw:text-box>
        </draw:frame>
        <draw:frame draw:style-name="gr4" draw:text-style-name="P6" draw:layer="layout" svg:width="0.635cm" svg:height="0.827cm" svg:x="8.902cm" svg:y="6.951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0.459cm" svg:y="6.951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1.185cm" svg:y="6.951cm">
          <draw:text-box>
            <text:p><text:span text:style-name="T2">✔</text:span></text:p>
          </draw:text-box>
        </draw:frame>
        <draw:connector draw:style-name="gr7" draw:text-style-name="P8" draw:layer="layout" svg:x1="5.05cm" svg:y1="6.456cm" svg:x2="5.05cm" svg:y2="6.882cm" draw:start-shape="id1" draw:start-glue-point="2" draw:end-shape="id2" draw:end-glue-point="0" svg:d="M5050 6456v426" svg:viewBox="0 0 1 427">
          <text:p/>
        </draw:connector>
        <draw:connector draw:style-name="gr7" draw:text-style-name="P8" draw:layer="layout" svg:x1="5.05cm" svg:y1="7.847cm" svg:x2="5.05cm" svg:y2="8.266cm" draw:start-shape="id2" draw:start-glue-point="2" draw:end-shape="id3" draw:end-glue-point="0" svg:d="M5050 7847v419" svg:viewBox="0 0 1 420">
          <text:p/>
        </draw:connector>
        <draw:connector draw:style-name="gr7" draw:text-style-name="P8" draw:layer="layout" svg:x1="5.05cm" svg:y1="9.231cm" svg:x2="5.05cm" svg:y2="9.65cm" draw:start-shape="id3" draw:start-glue-point="2" draw:end-shape="id4" draw:end-glue-point="0" svg:d="M5050 9231v419" svg:viewBox="0 0 1 420">
          <text:p/>
        </draw:connector>
        <draw:connector draw:style-name="gr7" draw:text-style-name="P8" draw:layer="layout" svg:x1="5.05cm" svg:y1="10.615cm" svg:x2="5.05cm" svg:y2="11.051cm" draw:start-shape="id4" draw:start-glue-point="2" draw:end-shape="id5" draw:end-glue-point="0" svg:d="M5050 10615v436" svg:viewBox="0 0 1 437">
          <text:p/>
        </draw:connector>
        <draw:frame draw:style-name="gr4" draw:text-style-name="P6" draw:layer="layout" svg:width="0.635cm" svg:height="0.827cm" svg:x="8.91cm" svg:y="8.335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9.693cm" svg:y="8.335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0.467cm" svg:y="8.335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1.193cm" svg:y="8.335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1.945cm" svg:y="8.335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2.711cm" svg:y="8.335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3.437cm" svg:y="8.335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8.918cm" svg:y="9.719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0.475cm" svg:y="9.719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1.201cm" svg:y="9.719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1.953cm" svg:y="9.719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2.719cm" svg:y="9.719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8.926cm" svg:y="11.12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9.709cm" svg:y="11.12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0.483cm" svg:y="11.12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1.209cm" svg:y="11.12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1.961cm" svg:y="11.12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2.727cm" svg:y="11.12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3.453cm" svg:y="11.12cm">
          <draw:text-box>
            <text:p><text:span text:style-name="T2">✔</text:span></text:p>
          </draw:text-box>
        </draw:frame>
        <draw:custom-shape draw:style-name="gr8" draw:text-style-name="P9" xml:id="id6" draw:id="id6" draw:layer="layout" svg:width="5.969cm" svg:height="1.197cm" svg:x="2.066cm" svg:y="3.467cm">
          <text:p text:style-name="P2"><text:span text:style-name="T4">Uncalibrated Slop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svg:x1="5.051cm" svg:y1="4.664cm" svg:x2="5.05cm" svg:y2="5.491cm" draw:start-shape="id6" draw:start-glue-point="8" draw:end-shape="id1" draw:end-glue-point="0" svg:d="M5051 4664v413h-1v414" svg:viewBox="0 0 2 828">
          <text:p/>
        </draw:connector>
        <draw:custom-shape draw:style-name="gr8" draw:text-style-name="P9" xml:id="id7" draw:id="id7" draw:layer="layout" svg:width="5.969cm" svg:height="1.197cm" svg:x="2.066cm" svg:y="12.857cm">
          <text:p text:style-name="P2"><text:span text:style-name="T4">Calibrated Slop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svg:x1="5.05cm" svg:y1="12.016cm" svg:x2="5.05cm" svg:y2="12.857cm" draw:start-shape="id5" draw:start-glue-point="2" draw:end-shape="id7" svg:d="M5050 12016v841" svg:viewBox="0 0 1 842">
          <text:p/>
        </draw:connector>
        <draw:line draw:style-name="gr9" draw:text-style-name="P8" draw:layer="layout" svg:x1="8.997cm" svg:y1="5.315cm" svg:x2="10.021cm" svg:y2="3.542cm">
          <text:p/>
        </draw:line>
        <draw:line draw:style-name="gr9" draw:text-style-name="P8" draw:layer="layout" svg:x1="9.697cm" svg:y1="5.316cm" svg:x2="10.652cm" svg:y2="3.667cm">
          <text:p/>
        </draw:line>
        <draw:line draw:style-name="gr9" draw:text-style-name="P8" draw:layer="layout" svg:x1="10.484cm" svg:y1="5.308cm" svg:x2="11.427cm" svg:y2="3.674cm">
          <text:p/>
        </draw:line>
        <draw:line draw:style-name="gr9" draw:text-style-name="P8" draw:layer="layout" svg:x1="11.215cm" svg:y1="5.327cm" svg:x2="12.032cm" svg:y2="3.911cm">
          <text:p/>
        </draw:line>
        <draw:line draw:style-name="gr9" draw:text-style-name="P8" draw:layer="layout" svg:x1="12.003cm" svg:y1="5.322cm" svg:x2="12.669cm" svg:y2="4.169cm">
          <text:p/>
        </draw:line>
        <draw:line draw:style-name="gr9" draw:text-style-name="P8" draw:layer="layout" svg:x1="12.697cm" svg:y1="5.316cm" svg:x2="13.319cm" svg:y2="4.302cm">
          <text:p/>
        </draw:line>
        <draw:line draw:style-name="gr9" draw:text-style-name="P8" draw:layer="layout" svg:x1="13.496cm" svg:y1="5.315cm" svg:x2="14.081cm" svg:y2="4.302cm">
          <text:p/>
        </draw:line>
        <draw:line draw:style-name="gr9" draw:text-style-name="P8" draw:layer="layout" svg:x1="14.231cm" svg:y1="5.307cm" svg:x2="14.659cm" svg:y2="4.5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875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rl Gordon</meta:initial-creator>
    <meta:creation-date>2017-03-03T14:40:37.951197325</meta:creation-date>
    <dc:date>2019-09-23T16:43:23.051615424</dc:date>
    <meta:editing-duration>PT3H33M49S</meta:editing-duration>
    <meta:editing-cycles>27</meta:editing-cycles>
    <meta:generator>LibreOffice/5.3.6.1$Linux_X86_64 LibreOffice_project/30$Build-1</meta:generator>
    <dc:creator>Karl Gordon</dc:creator>
    <meta:document-statistic meta:object-count="62"/>
  </office:meta>
</office:document-meta>
</file>